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5.942cm" fo:min-width="17.597cm" loext:decorative="false"/>
    </style:style>
    <style:style style:name="gr2" style:family="graphic" style:parent-style-name="standard">
      <style:graphic-properties svg:stroke-width="0.102cm" svg:stroke-color="#000000" draw:marker-start-width="0.352cm" draw:marker-end-width="0.352cm" draw:fill="none" draw:fill-color="#cccccc" loext:fill-use-slide-background="false" draw:textarea-horizontal-align="justify" draw:textarea-vertical-align="middle" draw:auto-grow-height="false" fo:min-height="2.29cm" fo:min-width="3.852cm" fo:padding-top="0.175cm" fo:padding-bottom="0.175cm" fo:padding-left="0.3cm" fo:padding-right="0.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02cm" draw:marker-start-width="0.352cm" draw:marker-end-width="0.352cm" draw:fill="none" loext:fill-use-slide-background="false" draw:textarea-horizontal-align="justify" draw:textarea-vertical-align="middle" draw:auto-grow-height="false" fo:min-height="2.444cm" fo:min-width="2.194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solid" svg:stroke-width="0.127cm" svg:stroke-color="#808080" draw:marker-start-width="0.39cm" draw:marker-end="Arrowheads_20_2" draw:marker-end-width="0.49cm" draw:fill="none" draw:textarea-vertical-align="middle" fo:padding-top="0.188cm" fo:padding-bottom="0.188cm" fo:padding-left="0.313cm" fo:padding-right="0.313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0cm" loext:decorative="false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2cm" draw:marker-end-width="0.352cm" draw:fill="none" draw:fill-color="#cccccc" loext:fill-use-slide-background="false" draw:textarea-horizontal-align="justify" draw:textarea-vertical-align="middle" draw:auto-grow-height="false" fo:min-height="2.19cm" fo:min-width="3.752cm" fo:padding-top="0.175cm" fo:padding-bottom="0.175cm" fo:padding-left="0.3cm" fo:padding-right="0.3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2cm" draw:marker-start-width="0.352cm" draw:marker-end-width="0.352cm" draw:fill="none" loext:fill-use-slide-background="false" draw:textarea-horizontal-align="justify" draw:textarea-vertical-align="middle" draw:auto-grow-height="false" fo:min-height="2.344cm" fo:min-width="2.094cm" fo:padding-top="0.175cm" fo:padding-bottom="0.175cm" fo:padding-left="0.3cm" fo:padding-right="0.3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02cm" svg:stroke-color="#ff0000" draw:marker-start-width="0.352cm" draw:marker-end-width="0.352cm" draw:fill="none" loext:fill-use-slide-background="false" draw:textarea-horizontal-align="justify" draw:textarea-vertical-align="middle" draw:auto-grow-height="false" fo:min-height="2.344cm" fo:min-width="2.094cm" fo:padding-top="0.175cm" fo:padding-bottom="0.175cm" fo:padding-left="0.3cm" fo:padding-right="0.3cm" style:writing-mode="lr-tb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Linux Biolinum G"/>
    </style:style>
    <style:style style:name="P3" style:family="paragraph">
      <loext:graphic-properties draw:fill="none" draw:fill-color="#cccccc"/>
      <style:paragraph-properties fo:text-align="center" style:writing-mode="lr-tb"/>
      <style:text-properties style:font-name="Linux Biolinum G"/>
    </style:style>
    <style:style style:name="P4" style:family="paragraph">
      <loext:graphic-properties draw:fill="none"/>
      <style:paragraph-properties fo:text-align="center" style:writing-mode="lr-tb"/>
      <style:text-properties style:font-name="Linux Biolinum G"/>
    </style:style>
    <style:style style:name="P5" style:family="paragraph">
      <loext:graphic-properties draw:fill="none"/>
      <style:paragraph-properties fo:text-align="center"/>
      <style:text-properties style:font-name="Linux Biolinum G"/>
    </style:style>
    <style:style style:name="P6" style:family="paragraph">
      <loext:graphic-properties draw:fill="none" draw:fill-color="#ffffff"/>
      <style:text-properties style:font-name="Linux Biolinum G"/>
    </style:style>
    <style:style style:name="T1" style:family="text">
      <style:text-properties style:font-name="Linux Biolinum G" fo:font-size="26pt" style:font-size-asian="26pt" style:font-size-complex="26pt"/>
    </style:style>
    <style:style style:name="T2" style:family="text">
      <style:text-properties style:font-name="Linux Biolinum G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97cm" svg:height="16.192cm" svg:x="2.27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096cm" svg:height="3.556cm" svg:x="5.747cm" svg:y="3.857cm">
          <text:p text:style-name="P2"><text:span text:style-name="T1">Condição</text:span></text:p>
          <draw:enhanced-geometry svg:viewBox="0 0 21600 21600" draw:glue-points="10800 0 0 10800 10800 21600 21600 10800" draw:text-areas="?f3 ?f3 ?f4 ?f4" draw:type="hexagon" draw:modifiers="3254.500248632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4" xml:id="id2" draw:id="id2" draw:layer="layout" svg:width="3.81cm" svg:height="3.81cm" svg:x="2.378cm" svg:y="9.842cm">
          <text:p text:style-name="P2"><text:span text:style-name="T1">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8.795cm" svg:y1="7.413cm" svg:x2="4.283cm" svg:y2="9.842cm" draw:start-shape="id1" draw:start-glue-point="6" draw:end-shape="id2" draw:end-glue-point="4" svg:d="M8795 7413v1216h-4512v1213" svg:viewBox="0 0 4513 2430">
          <text:p/>
        </draw:connector>
        <draw:frame draw:style-name="gr5" draw:text-style-name="P6" draw:layer="layout" svg:width="4.445cm" svg:height="1.861cm" svg:x="4.697cm" svg:y="7.685cm">
          <draw:text-box>
            <text:p><text:span text:style-name="T2">Verdadeiro</text:span></text:p>
          </draw:text-box>
        </draw:frame>
        <draw:connector draw:style-name="gr4" draw:text-style-name="P5" draw:layer="layout" svg:x1="8.795cm" svg:y1="7.413cm" svg:x2="13.478cm" svg:y2="9.89cm" draw:start-shape="id1" draw:start-glue-point="6" draw:end-shape="id3" draw:end-glue-point="4" svg:d="M8795 7413v1240h4683v1237" svg:viewBox="0 0 4684 2478">
          <text:p/>
        </draw:connector>
        <draw:frame draw:style-name="gr5" draw:text-style-name="P6" draw:layer="layout" svg:width="4.445cm" svg:height="1.861cm" svg:x="10.498cm" svg:y="7.686cm">
          <draw:text-box>
            <text:p><text:span text:style-name="T2">Falso</text:span></text:p>
          </draw:text-box>
        </draw:frame>
        <draw:custom-shape draw:style-name="gr6" draw:text-style-name="P3" xml:id="id3" draw:id="id3" draw:layer="layout" svg:width="6.096cm" svg:height="3.556cm" svg:x="10.43cm" svg:y="9.89cm">
          <text:p text:style-name="P2"><text:span text:style-name="T1">Condição</text:span></text:p>
          <draw:enhanced-geometry svg:viewBox="0 0 21600 21600" draw:glue-points="10800 0 0 10800 10800 21600 21600 10800" draw:text-areas="?f3 ?f3 ?f4 ?f4" draw:type="hexagon" draw:modifiers="3254.500248632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4" xml:id="id5" draw:id="id5" draw:layer="layout" svg:width="3.81cm" svg:height="3.81cm" svg:x="6.879cm" svg:y="15.636cm">
          <text:p text:style-name="P2"><text:span text:style-name="T1">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4.445cm" svg:height="1.861cm" svg:x="9.198cm" svg:y="13.479cm">
          <draw:text-box>
            <text:p><text:span text:style-name="T2">Verdadeiro</text:span></text:p>
          </draw:text-box>
        </draw:frame>
        <draw:custom-shape draw:style-name="gr8" draw:text-style-name="P4" xml:id="id4" draw:id="id4" draw:layer="layout" svg:width="3.81cm" svg:height="3.81cm" svg:x="16.176cm" svg:y="15.637cm">
          <text:p text:style-name="P2"><text:span text:style-name="T1">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4.445cm" svg:height="1.861cm" svg:x="14.999cm" svg:y="13.58cm">
          <draw:text-box>
            <text:p><text:span text:style-name="T2">Falso</text:span></text:p>
          </draw:text-box>
        </draw:frame>
        <draw:connector draw:style-name="gr4" draw:text-style-name="P5" draw:layer="layout" svg:x1="13.478cm" svg:y1="13.446cm" svg:x2="18.081cm" svg:y2="15.637cm" draw:start-shape="id3" draw:start-glue-point="6" draw:end-shape="id4" draw:end-glue-point="4" svg:d="M13478 13446v1097h4603v1094" svg:viewBox="0 0 4604 2192">
          <text:p/>
        </draw:connector>
        <draw:connector draw:style-name="gr4" draw:text-style-name="P5" draw:layer="layout" svg:x1="13.478cm" svg:y1="13.446cm" svg:x2="8.784cm" svg:y2="15.636cm" draw:start-shape="id3" draw:start-glue-point="6" draw:end-shape="id5" draw:end-glue-point="4" svg:d="M13478 13446v1096h-4694v1094" svg:viewBox="0 0 4695 219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2:59:45.056021166</meta:creation-date>
    <dc:date>2024-10-18T08:55:50.593931936</dc:date>
    <meta:editing-duration>PT23M30S</meta:editing-duration>
    <meta:editing-cycles>9</meta:editing-cycles>
    <meta:generator>LibreOffice/24.8.2.1$Linux_X86_64 LibreOffice_project/0f794b6e29741098670a3b95d60478a65d05ef13</meta:generator>
    <meta:document-statistic meta:object-count="14"/>
  </office:meta>
</office:document-meta>
</file>